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weight="bold" officeooo:rsid="000e2dcb" officeooo:paragraph-rsid="000e2dcb" style:font-weight-asian="bold" style:font-weight-complex="bold"/>
    </style:style>
    <style:style style:name="P2" style:family="paragraph" style:parent-style-name="Standard">
      <style:text-properties style:font-name="Arial" fo:font-weight="normal" officeooo:rsid="000e2dcb" officeooo:paragraph-rsid="000e2dcb"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rsid="000e2dcb" officeooo:paragraph-rsid="000ef54a"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rsid="000e2dcb" officeooo:paragraph-rsid="001479b6"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0e2dcb" officeooo:paragraph-rsid="001635b7"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0e2dcb" officeooo:paragraph-rsid="000e2dcb" style:font-weight-asian="normal" style:font-weight-complex="normal"/>
    </style:style>
    <style:style style:name="T1" style:family="text">
      <style:text-properties officeooo:rsid="000ef54a"/>
    </style:style>
    <style:style style:name="T2" style:family="text">
      <style:text-properties officeooo:rsid="0010c74f"/>
    </style:style>
    <style:style style:name="T3" style:family="text">
      <style:text-properties officeooo:rsid="001289e9"/>
    </style:style>
    <style:style style:name="T4" style:family="text">
      <style:text-properties officeooo:rsid="001479b6"/>
    </style:style>
    <style:style style:name="T5" style:family="text">
      <style:text-properties fo:font-style="italic" officeooo:rsid="001479b6" style:font-style-asian="italic" style:font-style-complex="italic"/>
    </style:style>
    <style:style style:name="T6" style:family="text">
      <style:text-properties fo:font-style="normal" officeooo:rsid="001479b6" style:font-style-asian="normal" style:font-style-complex="normal"/>
    </style:style>
    <style:style style:name="T7" style:family="text">
      <style:text-properties fo:font-style="normal" officeooo:rsid="00188eb0" style:font-style-asian="normal" style:font-style-complex="normal"/>
    </style:style>
    <style:style style:name="T8" style:family="text">
      <style:text-properties officeooo:rsid="001635b7"/>
    </style:style>
    <style:style style:name="T9" style:family="text">
      <style:text-properties officeooo:rsid="00176922"/>
    </style:style>
    <style:style style:name="T10" style:family="text">
      <style:text-properties officeooo:rsid="001a2e61"/>
    </style:style>
    <style:style style:name="T11" style:family="text">
      <style:text-properties officeooo:rsid="001e9779"/>
    </style:style>
    <style:style style:name="T12" style:family="text">
      <style:text-properties officeooo:rsid="001f1057"/>
    </style:style>
    <style:style style:name="T13" style:family="text">
      <style:text-properties officeooo:rsid="001fa4a8"/>
    </style:style>
    <style:style style:name="T14" style:family="text">
      <style:text-properties officeooo:rsid="0021188f"/>
    </style:style>
    <style:style style:name="T15" style:family="text">
      <style:text-properties officeooo:rsid="00219e3b"/>
    </style:style>
    <style:style style:name="T16" style:family="text">
      <style:text-properties officeooo:rsid="002330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alisation personnelle :</text:p>
      <text:p text:style-name="P6"><text:tab/><text:span text:style-name="T11">Pour mener à bien ce projet, </text:span><text:span text:style-name="T12">j’ai d’abord </text:span><text:span text:style-name="T13">commencé </text:span><text:span text:style-name="T12">par me demander quels seraient les différents modules à construire afin d’avoir une idée plus exacte du projet final. Certes, nous en avons rajoutés par la suite, mais dans l’ensemble je trouve que c’était une bonne idée.</text:span></text:p>
      <text:p text:style-name="P6"><text:tab/><text:span text:style-name="T14">De plus, pour répondre à l’attendu de l’aléatoire, il a été décidé de les définir dans la méthode constructeur des classes à l’aide de la fonction randint(), de sorte que </text:span><text:span text:style-name="T15">lorsque</text:span><text:span text:style-name="T14"> l’on instancie un objet de cette classe, celui-ci possède automatiquement des attributs aléatoires. </text:span><text:span text:style-name="T15">Par exemple, une porte pourra être de deux types différents, alors on crée dans la classe un attribut « self.type » qui prend au hasard la valeur « 1 » ou « 2 ».</text:span></text:p>
      <text:p text:style-name="P6"><text:tab/><text:span text:style-name="T15">J’ajoute que chaque classe possède deux méthodes, la méthode constructeur, contenant des informations, comme la taille de l’objet, un type aléatoire… Et ensuite la méthode draw() qui permet de dessiner l’objet. </text:span><text:span text:style-name="T16">Dans cette méthode, et ce pour presque toutes les classes, les coordonnées ne sont pas prisent en compte, ni même l’état du stylo (s’il est baissé ou levé). Ainsi, si on appelle la méthode draw() sur l’objet, il sera dessiné aux coordonnées courantes du pointeur. </text:span></text:p>
      <text:p text:style-name="P2"/>
      <text:p text:style-name="P2"/>
      <text:p text:style-name="P1">Intégration de mon travail :</text:p>
      <text:p text:style-name="P2"/>
      <text:p text:style-name="P2"/>
      <text:p text:style-name="P2"/>
      <text:p text:style-name="P1">Bilan et perspectives :</text:p>
      <text:p text:style-name="P5"><text:tab/><text:span text:style-name="T1">Je suis assez content, car nous avons terminé le projet en conformité avec le cahier des charges </text:span><text:span text:style-name="T8">(voir le schéma pour comprendre l’interdépendance de nos modules)</text:span><text:span text:style-name="T1">. Néanmoins, je pense qu’il aurait été plus complet avec des touches </text:span><text:span text:style-name="T2">d’avantage</text:span><text:span text:style-name="T1"> personnelles, </text:span><text:span text:style-name="T2">avec</text:span><text:span text:style-name="T1"> l’ajout d’autres objets, comme des cheminées, des styles différents…</text:span><text:span text:style-name="T8"> Et également de mieux s’impliquer dans la réalisation du compte-rendu, et cela plus régulièrement.</text:span></text:p>
      <text:p text:style-name="P3"><text:span text:style-name="T1"><text:tab/>De plus je me rends compte qu’avec un projet d’ampleur, tel que celui-ci, il est profitable de travailler en groupe, qui plus est avec la technique de la modularité. Elle permet en effet de mieux répartir le travail à tous les membres du groupe, afin qu’il soit plus efficace, sans que chacun n’ai</text:span><text:span text:style-name="T2">t</text:span><text:span text:style-name="T1"> à tout connaître du projet. </text:span><text:span text:style-name="T2">C’est pourquoi, même si en tant que chef du projet je dois connaître un peu l’idée générale de celui-ci, je devrais davantage faire confiance à mes collaborateurs, au lieu de toujours vérifier leurs codes.</text:span></text:p>
      <text:p text:style-name="P3"><text:tab/><text:span text:style-name="T2">Ainsi j’ai appris qu’il est préférable de connaître les </text:span><text:span text:style-name="T3">variables</text:span><text:span text:style-name="T2"> que l’on va recevoir, a</text:span><text:span text:style-name="T10">in</text:span><text:span text:style-name="T2">si que </text:span><text:span text:style-name="T3">celles</text:span><text:span text:style-name="T2"> qui vont êtres renvoyé</text:span><text:span text:style-name="T3">e</text:span><text:span text:style-name="T2">s avant de commencer à construire une classe, afin que celle-ci s’intègre parfaitement au projet global.</text:span></text:p>
      <text:p text:style-name="P4"><text:tab/><text:span text:style-name="T4">Enfin, ce projet, m’a permis d’expérimenter des outils tels que </text:span><text:a xlink:type="simple" xlink:href="https://github.com/" text:style-name="Internet_20_link" text:visited-style-name="Visited_20_Internet_20_Link"><text:span text:style-name="T5">Github</text:span></text:a><text:span text:style-name="T4">, pour partager le travaille avec fluidité et rapidité entre les membres du groupe. C’est aussi un moyen pratique pour savoir où l’on en </text:span><text:span text:style-name="T9">est</text:span><text:span text:style-name="T4"> avec sa journalisation. </text:span><text:span text:style-name="T9">Et</text:span><text:span text:style-name="T4"> il m’a aussi permis d’utiliser un éditeur de code très pratique, </text:span><text:span text:style-name="T5">VSCodium</text:span><text:span text:style-name="T6"> (un fork de </text:span><text:span text:style-name="T5">VSCode</text:span><text:span text:style-name="T6">)</text:span><text:span text:style-name="T7">,</text:span><text:span text:style-name="T4"> qui permet entre autres de simplifier la synchronisation des fichiers avec le serveur de </text:span><text:a xlink:type="simple" xlink:href="https://github.com/" text:style-name="Internet_20_link" text:visited-style-name="Visited_20_Internet_20_Link"><text:span text:style-name="T5">Github</text:span></text:a><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21:09:20.700912178</meta:creation-date>
    <meta:generator>LibreOffice/7.3.7.2$Linux_X86_64 LibreOffice_project/30$Build-2</meta:generator>
    <dc:date>2022-12-30T18:13:41.429699146</dc:date>
    <meta:editing-duration>PT1H24M9S</meta:editing-duration>
    <meta:editing-cycles>14</meta:editing-cycles>
    <meta:document-statistic meta:table-count="0" meta:image-count="0" meta:object-count="0" meta:page-count="1" meta:paragraph-count="10" meta:word-count="473" meta:character-count="2891" meta:non-whitespace-character-count="2420"/>
  </office:meta>
</office:document-meta>
</file>